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7.06pt"/>
    </style:style>
    <style:style style:name="co2" style:family="table-column">
      <style:table-column-properties fo:break-before="auto" style:column-width="199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66b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8"/>
        <table:table-row table:style-name="ro1">
          <table:table-cell table:style-name="ce1" office:value-type="string" calcext:value-type="string" table:number-columns-spanned="4" table:number-rows-spanned="1">
            <text:p>Bill of Materials – Tlaser</text:p>
          </table:table-cell>
          <table:covered-table-cell table:style-name="ce13"/>
          <table:covered-table-cell table:number-columns-repeated="2" table:style-name="ce5"/>
        </table:table-row>
        <table:table-row table:style-name="ro2">
          <table:table-cell table:style-name="ce2" table:number-columns-spanned="4" table:number-rows-spanned="1"/>
          <table:covered-table-cell table:style-name="ce13"/>
          <table:covered-table-cell table:number-columns-repeated="2" table:style-name="ce5"/>
        </table:table-row>
        <table:table-row table:style-name="ro3">
          <table:table-cell table:style-name="ce3" office:value-type="string" calcext:value-type="string" table:number-columns-spanned="4" table:number-rows-spanned="1">
            <text:p>3D Printed</text:p>
          </table:table-cell>
          <table:covered-table-cell table:style-name="ce13"/>
          <table:covered-table-cell table:number-columns-repeated="2" table:style-name="ce5"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STL file</text:p>
          </table:table-cell>
          <table:table-cell table:style-name="ce4" office:value-type="string" calcext:value-type="string">
            <text:p>CAD fil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Left</text:p>
          </table:table-cell>
          <table:table-cell table:style-name="ce15" table:formula="of:=HYPERLINK(&quot;https://github.com/FiCacador/Tlaser/blob/master/STLs/Base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Lef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Middle</text:p>
          </table:table-cell>
          <table:table-cell table:style-name="ce15" table:formula="of:=HYPERLINK(&quot;https://github.com/FiCacador/Tlaser/blob/master/STLs/Base%20Middle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Middle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ase Right</text:p>
          </table:table-cell>
          <table:table-cell table:style-name="ce15" table:formula="of:=HYPERLINK(&quot;https://github.com/FiCacador/Tlaser/blob/master/STLs/Base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ase%20Righ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Bottom Stand</text:p>
          </table:table-cell>
          <table:table-cell table:style-name="ce15" table:formula="of:=HYPERLINK(&quot;https://github.com/FiCacador/Tlaser/blob/master/STLs/Bottom%20Stand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Bottom%20Stand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ontroller Case Bottom</text:p>
          </table:table-cell>
          <table:table-cell table:style-name="ce15" table:formula="of:=HYPERLINK(&quot;https://github.com/FiCacador/Tlaser/blob/master/STLs/Controller%20Case%20Bottom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Controller%20Case%20Bottom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ontroller Case Top</text:p>
          </table:table-cell>
          <table:table-cell table:style-name="ce15" table:formula="of:=HYPERLINK(&quot;https://github.com/FiCacador/Tlaser/blob/master/STLs/Controller%20Case%20Top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Controller%20Case%20Top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ndstop Mount</text:p>
          </table:table-cell>
          <table:table-cell table:style-name="ce15" table:formula="of:=HYPERLINK(&quot;https://github.com/FiCacador/Tlaser/blob/master/STLs/Laser%20Moun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Endstop%20Moun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Mount</text:p>
          </table:table-cell>
          <table:table-cell table:style-name="ce15" table:formula="of:=HYPERLINK(&quot;https://github.com/FiCacador/Tlaser/blob/master/STLs/Laser%20Moun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Moun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PCB Box</text:p>
          </table:table-cell>
          <table:table-cell table:style-name="ce15" table:formula="of:=HYPERLINK(&quot;https://github.com/FiCacador/Tlaser/blob/master/STLs/Laser%20PCB%20Box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PCB%20Box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PCB Box Lid</text:p>
          </table:table-cell>
          <table:table-cell table:style-name="ce15" table:formula="of:=HYPERLINK(&quot;https://github.com/FiCacador/Tlaser/blob/master/STLs/Laser%20PCB%20Box%20Lid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Laser%20PCB%20Box%20Lid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tor Mount Left</text:p>
          </table:table-cell>
          <table:table-cell table:style-name="ce15" table:formula="of:=HYPERLINK(&quot;https://github.com/FiCacador/Tlaser/blob/master/STLs/Motor%20Mount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Motor%20Mount%20Lef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Motor Mount Right</text:p>
          </table:table-cell>
          <table:table-cell table:style-name="ce15" table:formula="of:=HYPERLINK(&quot;https://github.com/FiCacador/Tlaser/blob/master/STLs/Motor%20Mount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Motor%20Mount%20Righ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ulley Cage Left</text:p>
          </table:table-cell>
          <table:table-cell table:style-name="ce15" table:formula="of:=HYPERLINK(&quot;https://github.com/FiCacador/Tlaser/blob/master/STLs/Pulley%20Cage%20Lef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Pulley%20Cage%20Lef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ulley Cage Right</text:p>
          </table:table-cell>
          <table:table-cell table:style-name="ce15" table:formula="of:=HYPERLINK(&quot;https://github.com/FiCacador/Tlaser/blob/master/STLs/Motor%20Mount%20Right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Pulley%20Cage%20Righ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Base</text:p>
          </table:table-cell>
          <table:table-cell table:style-name="ce15" table:formula="of:=HYPERLINK(&quot;https://github.com/FiCacador/Tlaser/blob/master/STLs/Rail%20Base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Base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Carrier</text:p>
          </table:table-cell>
          <table:table-cell table:style-name="ce15" table:formula="of:=HYPERLINK(&quot;https://github.com/FiCacador/Tlaser/blob/master/STLs/Rail%20Carri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Carrier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Tip</text:p>
          </table:table-cell>
          <table:table-cell table:style-name="ce15" table:formula="of:=HYPERLINK(&quot;https://github.com/FiCacador/Tlaser/blob/master/STLs/Rail%20Tip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Rail%20Tip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Spacer</text:p>
          </table:table-cell>
          <table:table-cell table:style-name="ce15" table:formula="of:=HYPERLINK(&quot;https://github.com/FiCacador/Tlaser/blob/master/STLs/Spac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Spacer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Tall Spacer</text:p>
          </table:table-cell>
          <table:table-cell table:style-name="ce15" table:formula="of:=HYPERLINK(&quot;https://github.com/FiCacador/Tlaser/blob/master/STLs/Tall%20Spacer.stl&quot;; &quot;stl&quot;)" office:value-type="string" office:string-value="stl" calcext:value-type="string">
            <text:p>stl</text:p>
          </table:table-cell>
          <table:table-cell table:style-name="ce15" table:formula="of:=HYPERLINK(&quot;https://github.com/FiCacador/Tlaser/raw/master/CAD/3D%20Printed/Tall%20Spacer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13" table:number-columns-repeated="2"/>
          <table:table-cell table:style-name="ce5" table:number-columns-repeated="2"/>
        </table:table-row>
        <table:table-row table:style-name="ro3">
          <table:table-cell table:style-name="ce3" office:value-type="string" calcext:value-type="string" table:number-columns-spanned="4" table:number-rows-spanned="1">
            <text:p>Mechanical</text:p>
          </table:table-cell>
          <table:covered-table-cell table:style-name="ce13"/>
          <table:covered-table-cell table:number-columns-repeated="2" table:style-name="ce5"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MGN12 300mm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Rail%20MGN12%20300mm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lock MGN12H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Block%20MGN12H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Rail MGN15 400mm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Rail%20MGN15%20400mm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Block MGN15H</text:p>
          </table:table-cell>
          <table:table-cell table:style-name="ce15" table:formula="of:=HYPERLINK(&quot;http://s.click.aliexpress.com/e/bKj8dYf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Block%20MGN15H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Timing Belt GT2 6mm 5m</text:p>
          </table:table-cell>
          <table:table-cell table:style-name="ce15" table:formula="of:=HYPERLINK(&quot;http://s.click.aliexpress.com/e/belvtmGu&quot;; &quot;AliExpress&quot;)" office:value-type="string" office:string-value="AliExpress" calcext:value-type="string">
            <text:p>AliExpress</text:p>
          </table:table-cell>
          <table:table-cell table:style-name="ce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Belt Drive Pulley GT2 16 teeth 5mm</text:p>
          </table:table-cell>
          <table:table-cell table:style-name="ce15" table:formula="of:=HYPERLINK(&quot;http://s.click.aliexpress.com/e/bSDqAZ5W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Driver%20Pulley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Pulley GT2 6mm 16T no teeth Bore 3mm</text:p>
          </table:table-cell>
          <table:table-cell table:style-name="ce15" table:formula="of:=HYPERLINK(&quot;http://s.click.aliexpress.com/e/bPZGjS6G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Pulley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13" office:value-type="string" calcext:value-type="string">
            <text:p>Pulley GT2 6mm 16T with teeth Bore 3mm</text:p>
          </table:table-cell>
          <table:table-cell table:style-name="ce15" table:formula="of:=HYPERLINK(&quot;http://s.click.aliexpress.com/e/bPZGjS6G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Mechanical/Pulley%2016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13" table:number-columns-repeated="2"/>
          <table:table-cell table:style-name="ce5" table:number-columns-repeated="2"/>
        </table:table-row>
        <table:table-row table:style-name="ro3">
          <table:table-cell table:style-name="ce3" office:value-type="string" calcext:value-type="string" table:number-columns-spanned="4" table:number-rows-spanned="1">
            <text:p>Fasteners</text:p>
          </table:table-cell>
          <table:covered-table-cell table:style-name="ce13"/>
          <table:covered-table-cell table:number-columns-repeated="2" table:style-name="ce5"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13" office:value-type="string" calcext:value-type="string">
            <text:p>Bolt M3x6 Round Head Hex</text:p>
          </table:table-cell>
          <table:table-cell table:style-name="ce15" table:formula="of:=HYPERLINK(&quot;http://s.click.aliexpress.com/e/cScWFTX6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6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Bolt M3x8 Socket Head Hex</text:p>
          </table:table-cell>
          <table:table-cell table:style-name="ce15" table:formula="of:=HYPERLINK(&quot;http://s.click.aliexpress.com/e/b72TH5Nm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8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13" office:value-type="string" calcext:value-type="string">
            <text:p>Bolt M3x12 Self Tapping</text:p>
          </table:table-cell>
          <table:table-cell table:style-name="ce15" table:formula="of:=HYPERLINK(&quot;http://s.click.aliexpress.com/e/bZMmlnQu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12%20tapping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13" office:value-type="string" calcext:value-type="string">
            <text:p>Bolt M3x30 Round Head Hex</text:p>
          </table:table-cell>
          <table:table-cell table:style-name="ce15" table:formula="of:=HYPERLINK(&quot;http://s.click.aliexpress.com/e/cScWFTX6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30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Bolt M3x50 Socket Head Hex</text:p>
          </table:table-cell>
          <table:table-cell table:style-name="ce15" table:formula="of:=HYPERLINK(&quot;http://s.click.aliexpress.com/e/t3QLC2k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x50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Nut M3 Hex</text:p>
          </table:table-cell>
          <table:table-cell table:style-name="ce15" table:formula="of:=HYPERLINK(&quot;http://s.click.aliexpress.com/e/nRG0NIC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Fasteners/M3%20Nut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13" table:number-columns-repeated="2"/>
          <table:table-cell table:style-name="ce5" table:number-columns-repeated="2"/>
        </table:table-row>
        <table:table-row table:style-name="ro3">
          <table:table-cell table:style-name="ce3" office:value-type="string" calcext:value-type="string" table:number-columns-spanned="4" table:number-rows-spanned="1">
            <text:p>Electronics</text:p>
          </table:table-cell>
          <table:covered-table-cell table:style-name="ce13"/>
          <table:covered-table-cell table:number-columns-repeated="2" table:style-name="ce5"/>
        </table:table-row>
        <table:table-row table:style-name="ro2">
          <table:table-cell table:style-name="ce4" office:value-type="string" calcext:value-type="string">
            <text:p>Quantity</text:p>
          </table:table-cell>
          <table:table-cell table:style-name="ce7" office:value-type="string" calcext:value-type="string">
            <text:p>Description</text:p>
          </table:table-cell>
          <table:table-cell table:style-name="ce4" office:value-type="string" calcext:value-type="string">
            <text:p>Affiliate link</text:p>
          </table:table-cell>
          <table:table-cell table:style-name="ce4" office:value-type="string" calcext:value-type="string">
            <text:p>CAD file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Arduino Uno R3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CNC Shield v3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tepper Driver A4988</text:p>
          </table:table-cell>
          <table:table-cell table:style-name="ce15" table:formula="of:=HYPERLINK(&quot;http://s.click.aliexpress.com/e/b7E6Xk5a&quot;; &quot;AliExpress&quot;)" office:value-type="string" office:string-value="AliExpress" calcext:value-type="string">
            <text:p>AliExpress</text:p>
          </table:table-cell>
          <table:table-cell table:style-name="ce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Laser Module 5.5w 445NM blue laser</text:p>
          </table:table-cell>
          <table:table-cell table:style-name="ce15" table:formula="of:=HYPERLINK(&quot;http://s.click.aliexpress.com/e/bAbwR1Wg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Laser%20Module%205500mW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Power Supply 12V 5A</text:p>
          </table:table-cell>
          <table:table-cell table:style-name="ce15" table:formula="of:=HYPERLINK(&quot;http://s.click.aliexpress.com/e/bAbwR1Wg&quot;; &quot;AliExpress&quot;)" office:value-type="string" office:string-value="AliExpress" calcext:value-type="string">
            <text:p>AliExpress</text:p>
          </table:table-cell>
          <table:table-cell table:style-name="ce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Mechanical Endstop for RAMPS</text:p>
          </table:table-cell>
          <table:table-cell table:style-name="ce15" table:formula="of:=HYPERLINK(&quot;http://s.click.aliexpress.com/e/CIG3mQk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Endstop.FCStd&quot;; &quot;fcstd&quot;)" office:value-type="string" office:string-value="fcstd" calcext:value-type="string">
            <text:p>fcstd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Stepper Motor Nema 17 42BYGH</text:p>
          </table:table-cell>
          <table:table-cell table:style-name="ce15" table:formula="of:=HYPERLINK(&quot;http://s.click.aliexpress.com/e/cpg92iXI&quot;; &quot;AliExpress&quot;)" office:value-type="string" office:string-value="AliExpress" calcext:value-type="string">
            <text:p>AliExpress</text:p>
          </table:table-cell>
          <table:table-cell table:style-name="ce15" table:formula="of:=HYPERLINK(&quot;https://github.com/FiCacador/Tlaser/raw/master/CAD/Electronics/Stepper%20motor%20Nema%2017%2042BYGH%2038mm.fcstd&quot;; &quot;fcstd&quot;)" office:value-type="string" office:string-value="fcstd" calcext:value-type="string">
            <text:p>fcstd</text:p>
          </table:table-cell>
        </table:table-row>
        <table:table-row table:style-name="ro2" table:number-rows-repeated="1048522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9">00/00/0000</text:date>, <text:time style:data-style-name="N2" text:time-value="00:07:12.342753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8T22:03:30.721674320</meta:creation-date>
    <dc:date>2019-07-29T01:24:55.018284052</dc:date>
    <meta:editing-duration>PT1H5M32S</meta:editing-duration>
    <meta:editing-cycles>12</meta:editing-cycles>
    <meta:generator>LibreOffice/6.0.7.3$Linux_X86_64 LibreOffice_project/00m0$Build-3</meta:generator>
    <meta:document-statistic meta:table-count="1" meta:cell-count="176" meta:object-count="0"/>
  </office:meta>
</office:document-meta>
</file>